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style:text-underline-style="solid" style:text-underline-width="auto" style:text-underline-color="font-color" officeooo:rsid="00242bfc" officeooo:paragraph-rsid="00242bf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style:font-name="Calibri" fo:font-weight="normal" officeooo:rsid="002d0281" officeooo:paragraph-rsid="00229c38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1e4616" officeooo:paragraph-rsid="002b762b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40bdd1" officeooo:paragraph-rsid="0040bdd1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40bdd1" officeooo:paragraph-rsid="0047711a" style:font-weight-asian="normal" style:font-weight-complex="normal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paragraph-rsid="0040bdd1"/>
    </style:style>
    <style:style style:name="P10" style:family="paragraph" style:parent-style-name="Standard">
      <style:text-properties style:font-name="Calibri" officeooo:paragraph-rsid="0042999f"/>
    </style:style>
    <style:style style:name="P11" style:family="paragraph" style:parent-style-name="Standard">
      <style:text-properties style:font-name="Calibri" officeooo:paragraph-rsid="00436de5"/>
    </style:style>
    <style:style style:name="P12" style:family="paragraph" style:parent-style-name="Standard">
      <style:text-properties style:font-name="Calibri" officeooo:paragraph-rsid="0043f544"/>
    </style:style>
    <style:style style:name="P13" style:family="paragraph" style:parent-style-name="Standard">
      <style:text-properties style:font-name="Calibri" officeooo:paragraph-rsid="004581a0"/>
    </style:style>
    <style:style style:name="P14" style:family="paragraph" style:parent-style-name="Standard">
      <style:text-properties style:font-name="Calibri" officeooo:paragraph-rsid="00476e69"/>
    </style:style>
    <style:style style:name="P15" style:family="paragraph" style:parent-style-name="Standard">
      <style:text-properties style:font-name="Calibri" officeooo:rsid="00476e69" officeooo:paragraph-rsid="00476e69"/>
    </style:style>
    <style:style style:name="P16" style:family="paragraph" style:parent-style-name="Standard">
      <style:text-properties style:font-name="Impact" fo:font-size="16pt" fo:font-style="italic" style:text-underline-style="solid" style:text-underline-width="auto" style:text-underline-color="font-color" fo:font-weight="bold" officeooo:rsid="00242bfc" officeooo:paragraph-rsid="002d0281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style:font-name="Impact" fo:font-weight="bold" officeooo:rsid="00242bfc" officeooo:paragraph-rsid="00242bfc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42bfc"/>
    </style:style>
    <style:style style:name="T3" style:family="text">
      <style:text-properties style:font-name="Calibri" fo:font-size="16pt" fo:font-style="italic" style:text-underline-style="solid" style:text-underline-width="auto" style:text-underline-color="font-color" officeooo:rsid="0047711a" style:font-size-asian="16pt" style:font-style-asian="italic" style:font-size-complex="16pt" style:font-style-complex="italic"/>
    </style:style>
    <style:style style:name="T4" style:family="text">
      <style:text-properties style:font-name="Calibri" officeooo:rsid="0047711a"/>
    </style:style>
    <style:style style:name="T5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6" style:family="text">
      <style:text-properties officeooo:rsid="0040bdd1"/>
    </style:style>
    <style:style style:name="T7" style:family="text">
      <style:text-properties officeooo:rsid="00421099"/>
    </style:style>
    <style:style style:name="T8" style:family="text">
      <style:text-properties officeooo:rsid="0042999f"/>
    </style:style>
    <style:style style:name="T9" style:family="text">
      <style:text-properties officeooo:rsid="00436de5"/>
    </style:style>
    <style:style style:name="T10" style:family="text">
      <style:text-properties officeooo:rsid="0043f544"/>
    </style:style>
    <style:style style:name="T11" style:family="text">
      <style:text-properties officeooo:rsid="004581a0"/>
    </style:style>
    <style:style style:name="T12" style:family="text">
      <style:text-properties officeooo:rsid="004665df"/>
    </style:style>
    <style:style style:name="T13" style:family="text">
      <style:text-properties officeooo:rsid="00476e69"/>
    </style:style>
    <style:style style:name="T14" style:family="text">
      <style:text-properties officeooo:rsid="0047711a"/>
    </style:style>
    <style:style style:name="T15" style:family="text">
      <style:text-properties officeooo:rsid="0047d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Ejercicio 1</text:span><text:span text:style-name="T5"> <text:s text:c="145"/></text:span></text:p>
      <text:p text:style-name="P4"/>
      <text:p text:style-name="P6">DROP DATABASE IF EXISTS pubs;</text:p>
      <text:p text:style-name="P6">CREATE DATABASE pubs CHARACTER SET utf8mb4;</text:p>
      <text:p text:style-name="P6">USE pubs;</text:p>
      <text:p text:style-name="P6"/>
      <text:p text:style-name="P8">CREATE TABLE <text:span text:style-name="T6">p</text:span>ub (</text:p>
      <text:p text:style-name="P8"><text:tab/><text:span text:style-name="T6">cod_pub</text:span> <text:span text:style-name="T6">VAR</text:span>CHAR(10) PRIMARY KEY,</text:p>
      <text:p text:style-name="P8"><text:tab/><text:span text:style-name="T6">nombre</text:span> <text:span text:style-name="T6">VAR</text:span>CHAR(<text:span text:style-name="T6">5</text:span>0) <text:span text:style-name="T6">NOT NULL</text:span>,</text:p>
      <text:p text:style-name="P8"><text:tab/><text:span text:style-name="T6">licencia_fiscal</text:span> <text:span text:style-name="T6">VAR</text:span>CHAR(<text:span text:style-name="T6">5</text:span>0) <text:span text:style-name="T6">NOT NULL</text:span>,</text:p>
      <text:p text:style-name="P8"><text:tab/><text:span text:style-name="T6">domicilio</text:span> <text:span text:style-name="T6">VAR</text:span>CHAR(100) <text:span text:style-name="T6">NOT NULL</text:span>,</text:p>
      <text:p text:style-name="P8"><text:tab/><text:span text:style-name="T6">fecha_apertura</text:span> DATE <text:span text:style-name="T6">NOT NULL</text:span>,</text:p>
      <text:p text:style-name="P8"><text:tab/><text:span text:style-name="T6">horario</text:span> <text:span text:style-name="T6">VAR</text:span>CHAR(4) <text:span text:style-name="T6">NOT NULL</text:span>,</text:p>
      <text:p text:style-name="P8"><text:tab/><text:span text:style-name="T6">cod_localidad</text:span> INT <text:span text:style-name="T6">NOT NULL</text:span>,</text:p>
      <text:p text:style-name="P8"><text:tab/>FOREIGN KEY (<text:span text:style-name="T6">cod_localidad</text:span>) REFERENCES <text:span text:style-name="T6">l</text:span>ocalidad(<text:span text:style-name="T6">cod_localidad</text:span>)</text:p>
      <text:p text:style-name="P8">);</text:p>
      <text:p text:style-name="P8"/>
      <text:p text:style-name="P9">CREATE TABLE <text:span text:style-name="T6">titular</text:span> (</text:p>
      <text:p text:style-name="P9"><text:tab/><text:span text:style-name="T6">dni_titular</text:span> <text:span text:style-name="T6">VAR</text:span>CHAR(<text:span text:style-name="T6">9</text:span>) PRIMARY KEY,</text:p>
      <text:p text:style-name="P9"><text:tab/><text:span text:style-name="T6">nombre</text:span> <text:span text:style-name="T6">VAR</text:span>CHAR(50) <text:span text:style-name="T6">NOT NULL</text:span>,</text:p>
      <text:p text:style-name="P9"><text:tab/><text:span text:style-name="T6">domicilio</text:span> <text:span text:style-name="T6">VAR</text:span>CHAR(100) <text:span text:style-name="T6">NOT NULL</text:span>,</text:p>
      <text:p text:style-name="P9"><text:tab/><text:span text:style-name="T6">cod_pub VARCHAR(10)</text:span> <text:span text:style-name="T6">NOT NULL</text:span>,</text:p>
      <text:p text:style-name="P9"><text:tab/>FOREIGN KEY (<text:span text:style-name="T6">cod_pub</text:span>) REFERENCES <text:span text:style-name="T8">pub</text:span>(<text:span text:style-name="T6">cod_pub</text:span>)</text:p>
      <text:p text:style-name="P9">);</text:p>
      <text:p text:style-name="P9"/>
      <text:p text:style-name="P9">CREATE TABLE <text:span text:style-name="T7">empleado</text:span> (</text:p>
      <text:p text:style-name="P9"><text:tab/><text:span text:style-name="T7">dni_empleado</text:span> <text:span text:style-name="T6">VAR</text:span>CHAR(<text:span text:style-name="T7">9</text:span>) PRIMARY KEY,</text:p>
      <text:p text:style-name="P9"><text:tab/><text:span text:style-name="T6">nombre</text:span> <text:span text:style-name="T6">VAR</text:span>CHAR(50) <text:span text:style-name="T6">NOT NULL</text:span>,</text:p>
      <text:p text:style-name="P9"><text:tab/><text:span text:style-name="T6">domicilio</text:span> <text:span text:style-name="T6">VAR</text:span>CHAR(100) <text:span text:style-name="T6">NOT NULL</text:span>,</text:p>
      <text:p text:style-name="P9">);</text:p>
      <text:p text:style-name="P9"/>
      <text:p text:style-name="P9">CREATE TABLE <text:span text:style-name="T8">existencias</text:span> (</text:p>
      <text:p text:style-name="P9"><text:tab/><text:span text:style-name="T6">cod_</text:span><text:span text:style-name="T8">articulo</text:span> <text:span text:style-name="T6">VAR</text:span>CHAR(10) PRIMARY KEY,</text:p>
      <text:p text:style-name="P9"><text:tab/><text:span text:style-name="T6">nombre</text:span> <text:span text:style-name="T6">VAR</text:span>CHAR(50) <text:span text:style-name="T6">NOT NULL</text:span>,</text:p>
      <text:p text:style-name="P9"><text:tab/><text:span text:style-name="T8">cantidad</text:span> INT <text:span text:style-name="T6">NOT NULL</text:span>,</text:p>
      <text:p text:style-name="P10"><text:span text:style-name="T8"><text:tab/>precio</text:span> INT <text:span text:style-name="T8">WHERE precio&gt;0 </text:span><text:span text:style-name="T6">NOT NULL</text:span>,</text:p>
      <text:p text:style-name="P10"><text:span text:style-name="T6"><text:tab/>cod_pub VARCHAR(10)</text:span> <text:span text:style-name="T6">NOT NULL</text:span>,</text:p>
      <text:p text:style-name="P9"><text:tab/>FOREIGN KEY (<text:span text:style-name="T6">cod_</text:span><text:span text:style-name="T8">pub</text:span>) REFERENCES <text:span text:style-name="T8">pub</text:span>(<text:span text:style-name="T6">cod_</text:span><text:span text:style-name="T8">pub</text:span>)</text:p>
      <text:p text:style-name="P9">);</text:p>
      <text:p text:style-name="P9"/>
      <text:p text:style-name="P9">CREATE TABLE <text:span text:style-name="T8">localidad</text:span> (</text:p>
      <text:p text:style-name="P9"><text:tab/><text:span text:style-name="T6">cod_</text:span><text:span text:style-name="T8">localidad</text:span> <text:span text:style-name="T6">VAR</text:span>CHAR(10) PRIMARY KEY,</text:p>
      <text:p text:style-name="P9"><text:tab/><text:span text:style-name="T6">nombre</text:span> <text:span text:style-name="T6">VAR</text:span>CHAR(50) <text:span text:style-name="T6">NOT NULL</text:span>,</text:p>
      <text:p text:style-name="P9">);</text:p>
      <text:p text:style-name="P9"/>
      <text:p text:style-name="P9"><text:soft-page-break/>CREATE TABLE <text:span text:style-name="T9">empleado</text:span>(</text:p>
      <text:p text:style-name="P11"><text:tab/><text:span text:style-name="T6">cod_pub</text:span> <text:span text:style-name="T6">VAR</text:span>CHAR(10) PRIMARY KEY,</text:p>
      <text:p text:style-name="P11"><text:tab/><text:span text:style-name="T7">dni_empleado</text:span> <text:span text:style-name="T6">VAR</text:span>CHAR(<text:span text:style-name="T7">9</text:span>) PRIMARY KEY,</text:p>
      <text:p text:style-name="P9"><text:tab/><text:span text:style-name="T9">funcion ENUM(‘camarero’,’seguridad’,’limpieza’) PRIMARY KEY,</text:span></text:p>
      <text:p text:style-name="P9"><text:tab/>FOREIGN KEY (<text:span text:style-name="T6">cod_</text:span><text:span text:style-name="T9">pub</text:span>) REFERENCES <text:span text:style-name="T9">pub</text:span>(<text:span text:style-name="T6">cod_</text:span><text:span text:style-name="T9">pub</text:span>),</text:p>
      <text:p text:style-name="P11"><text:tab/>FOREIGN KEY (<text:span text:style-name="T9">dni_empleado</text:span>) REFERENCES <text:span text:style-name="T9">empleado</text:span>(<text:span text:style-name="T9">dni_empleado</text:span>)</text:p>
      <text:p text:style-name="P9">);</text:p>
      <text:p text:style-name="P5"/>
      <text:p text:style-name="P16"><text:span text:style-name="T4">Ejercicio 2</text:span> <text:s text:c="145"/></text:p>
      <text:p text:style-name="P5"/>
      <text:p text:style-name="P7">DROP DATABASE IF EXISTS <text:span text:style-name="T14">espectaculos</text:span>;</text:p>
      <text:p text:style-name="P7">CREATE DATABASE <text:span text:style-name="T14">espectaculos </text:span>CHARACTER SET utf8mb4;</text:p>
      <text:p text:style-name="P7">USE <text:span text:style-name="T14">espectaculos</text:span>;</text:p>
      <text:p text:style-name="P5"/>
      <text:p text:style-name="P12">CREATE TABLE <text:span text:style-name="T10">espectaculos</text:span> (</text:p>
      <text:p text:style-name="P12"><text:tab/><text:span text:style-name="T6">cod_</text:span><text:span text:style-name="T10">espectaculo</text:span> <text:span text:style-name="T6">VAR</text:span>CHAR(10) PRIMARY KEY,</text:p>
      <text:p text:style-name="P12"><text:tab/><text:span text:style-name="T6">nombre</text:span> <text:span text:style-name="T6">VAR</text:span>CHAR(<text:span text:style-name="T6">5</text:span>0) <text:span text:style-name="T6">NOT NULL</text:span>,</text:p>
      <text:p text:style-name="P12"><text:tab/><text:span text:style-name="T10">tipo</text:span> <text:span text:style-name="T6">VAR</text:span>CHAR(<text:span text:style-name="T6">5</text:span>0) <text:span text:style-name="T6">NOT NULL</text:span>,</text:p>
      <text:p text:style-name="P12"><text:tab/><text:span text:style-name="T6">fecha_</text:span><text:span text:style-name="T10">inicial</text:span> DATE <text:span text:style-name="T6">NOT NULL</text:span>,</text:p>
      <text:p text:style-name="P12"><text:tab/><text:span text:style-name="T6">fecha_</text:span><text:span text:style-name="T10">final</text:span> DATE <text:span text:style-name="T6">NOT NULL</text:span>,</text:p>
      <text:p text:style-name="P12"><text:tab/><text:span text:style-name="T10">interprete</text:span> <text:span text:style-name="T10">VARCHAR(50)</text:span> <text:span text:style-name="T6">NOT NULL</text:span>,</text:p>
      <text:p text:style-name="P12"><text:tab/><text:span text:style-name="T10">cod_recinto</text:span> <text:span text:style-name="T10">VARCHAR(10)</text:span> <text:span text:style-name="T6">NOT NULL</text:span>,</text:p>
      <text:p text:style-name="P12"><text:tab/>FOREIGN KEY (<text:span text:style-name="T6">cod_</text:span><text:span text:style-name="T10">recinto</text:span>) REFERENCES <text:span text:style-name="T10">recinto</text:span>(<text:span text:style-name="T6">cod_</text:span><text:span text:style-name="T10">recinto</text:span>)</text:p>
      <text:p text:style-name="P12">);</text:p>
      <text:p text:style-name="P12"/>
      <text:p text:style-name="P12">CREATE TABLE <text:span text:style-name="T10">precios_espectaculos</text:span> (</text:p>
      <text:p text:style-name="P12"><text:tab/><text:span text:style-name="T10">cod_espectaculo</text:span> <text:span text:style-name="T6">VAR</text:span>CHAR(<text:span text:style-name="T10">10</text:span>) PRIMARY KEY,</text:p>
      <text:p text:style-name="P12"><text:tab/><text:span text:style-name="T10">cod_recinto</text:span> <text:span text:style-name="T6">VAR</text:span>CHAR(<text:span text:style-name="T10">1</text:span>0) <text:span text:style-name="T6">NOT NULL</text:span>,</text:p>
      <text:p text:style-name="P12"><text:tab/><text:span text:style-name="T10">zona</text:span> <text:span text:style-name="T6">VAR</text:span>CHAR(100) <text:span text:style-name="T6">NOT NULL</text:span>,</text:p>
      <text:p text:style-name="P12"><text:tab/><text:span text:style-name="T10">precio</text:span><text:span text:style-name="T6"> </text:span><text:span text:style-name="T10">INT</text:span> <text:span text:style-name="T6">NOT NULL</text:span>,</text:p>
      <text:p text:style-name="P12"><text:tab/>FOREIGN KEY (<text:span text:style-name="T6">cod_</text:span><text:span text:style-name="T10">recinto</text:span>) REFERENCES <text:span text:style-name="T10">recinto</text:span>(<text:span text:style-name="T6">cod_</text:span><text:span text:style-name="T10">recinto</text:span>)</text:p>
      <text:p text:style-name="P12">);</text:p>
      <text:p text:style-name="P12"/>
      <text:p text:style-name="P12">CREATE TABLE <text:span text:style-name="T10">recintos</text:span> (</text:p>
      <text:p text:style-name="P12"><text:tab/><text:span text:style-name="T10">cod_recinti</text:span> <text:span text:style-name="T6">VAR</text:span>CHAR(<text:span text:style-name="T10">10</text:span>) PRIMARY KEY,</text:p>
      <text:p text:style-name="P12"><text:tab/><text:span text:style-name="T6">nombre</text:span> <text:span text:style-name="T6">VAR</text:span>CHAR(50) <text:span text:style-name="T6">NOT NULL</text:span>,</text:p>
      <text:p text:style-name="P12"><text:tab/><text:span text:style-name="T10">direccion</text:span> <text:span text:style-name="T6">VAR</text:span>CHAR(100) <text:span text:style-name="T6">NOT NULL</text:span>,</text:p>
      <text:p text:style-name="P12"><text:tab/><text:span text:style-name="T10">ciudad</text:span> <text:span text:style-name="T6">VAR</text:span>CHAR(100) <text:span text:style-name="T6">NOT NULL</text:span>,</text:p>
      <text:p text:style-name="P12"><text:tab/><text:span text:style-name="T10">telefono</text:span> <text:span text:style-name="T6">VAR</text:span>CHAR(<text:span text:style-name="T10">9</text:span>) <text:span text:style-name="T6">NOT NULL</text:span>,</text:p>
      <text:p text:style-name="P12"><text:tab/><text:span text:style-name="T10">horario</text:span> <text:span text:style-name="T6">VAR</text:span>CHAR(<text:span text:style-name="T10">20</text:span>) <text:span text:style-name="T6">NOT NULL</text:span></text:p>
      <text:p text:style-name="P12">);</text:p>
      <text:p text:style-name="P12"/>
      <text:p text:style-name="P12">CREATE TABLE <text:span text:style-name="T10">zonas_recintos</text:span> (</text:p>
      <text:p text:style-name="P12"><text:tab/><text:span text:style-name="T6">cod_</text:span><text:span text:style-name="T10">recinto</text:span> <text:span text:style-name="T6">VAR</text:span>CHAR(10) PRIMARY KEY,</text:p>
      <text:p text:style-name="P13"><text:tab/><text:span text:style-name="T10">zona</text:span> <text:span text:style-name="T6">VAR</text:span>CHAR(100) <text:span text:style-name="T6">NOT NULL</text:span>,</text:p>
      <text:p text:style-name="P12"><text:soft-page-break/><text:tab/><text:span text:style-name="T11">capacidad INT NOT NULL,</text:span></text:p>
      <text:p text:style-name="P12"><text:tab/>FOREIGN KEY (<text:span text:style-name="T6">cod_</text:span><text:span text:style-name="T11">recinto</text:span>) REFERENCES <text:span text:style-name="T11">recinto</text:span>(<text:span text:style-name="T6">cod_</text:span><text:span text:style-name="T11">recinto</text:span>)</text:p>
      <text:p text:style-name="P12">);</text:p>
      <text:p text:style-name="P12"/>
      <text:p text:style-name="P12">CREATE TABLE <text:span text:style-name="T12">asientos</text:span> (</text:p>
      <text:p text:style-name="P12"><text:tab/><text:span text:style-name="T6">cod_</text:span><text:span text:style-name="T12">recinto</text:span> <text:span text:style-name="T6">VAR</text:span>CHAR(10) PRIMARY KEY,</text:p>
      <text:p text:style-name="P12"><text:tab/><text:span text:style-name="T12">zona</text:span> <text:span text:style-name="T6">VAR</text:span>CHAR(50) <text:span text:style-name="T6">NOT NULL</text:span>,</text:p>
      <text:p text:style-name="P12"><text:tab/><text:span text:style-name="T12">fila INT NOT NULL,</text:span></text:p>
      <text:p text:style-name="P12"><text:tab/><text:span text:style-name="T12">numero INT NOT NULL,</text:span></text:p>
      <text:p text:style-name="P12"><text:tab/><text:span text:style-name="T12">FOREIGN KEY (cod_recinto) REFERENCES recinto(cod_recinto)</text:span></text:p>
      <text:p text:style-name="P12">);</text:p>
      <text:p text:style-name="P12"/>
      <text:p text:style-name="P12">CREATE TABLE <text:span text:style-name="T12">representaciones </text:span>(</text:p>
      <text:p text:style-name="P12"><text:tab/><text:span text:style-name="T6">cod_</text:span><text:span text:style-name="T12">espectaculo</text:span> <text:span text:style-name="T6">VAR</text:span>CHAR(10) PRIMARY KEY,</text:p>
      <text:p text:style-name="P12"><text:tab/><text:span text:style-name="T12">fecha</text:span> <text:span text:style-name="T12">DATE</text:span> <text:span text:style-name="T12">NOT NULL</text:span>,</text:p>
      <text:p text:style-name="P12"><text:tab/><text:span text:style-name="T12">hora DATE NOT NULL,</text:span></text:p>
      <text:p text:style-name="P12"><text:tab/>FOREIGN KEY (<text:span text:style-name="T12">cod_espectaculo</text:span>) REFERENCES <text:span text:style-name="T12">espectaculo</text:span>(<text:span text:style-name="T12">cod_espectaculo</text:span>)</text:p>
      <text:p text:style-name="P12">);</text:p>
      <text:p text:style-name="P12"/>
      <text:p text:style-name="P14">CREATE TABLE <text:span text:style-name="T13">entradas</text:span><text:span text:style-name="T12"> </text:span>(</text:p>
      <text:p text:style-name="P14"><text:tab/><text:span text:style-name="T6">cod_</text:span><text:span text:style-name="T12">espectaculo</text:span> <text:span text:style-name="T6">VAR</text:span>CHAR(10) PRIMARY KEY,</text:p>
      <text:p text:style-name="P14"><text:tab/><text:span text:style-name="T12">fecha</text:span> <text:span text:style-name="T12">DATE</text:span> <text:span text:style-name="T12">NOT NULL</text:span>,</text:p>
      <text:p text:style-name="P14"><text:tab/><text:span text:style-name="T12">hora DATE NOT NULL,</text:span></text:p>
      <text:p text:style-name="P14"><text:tab/><text:span text:style-name="T13">cod_recinto VARCHAR(10),</text:span></text:p>
      <text:p text:style-name="P14"><text:tab/><text:span text:style-name="T13">fila INT NOT NULL,</text:span></text:p>
      <text:p text:style-name="P14"><text:tab/><text:span text:style-name="T13">numero INT NOT NULL,</text:span></text:p>
      <text:p text:style-name="P14"><text:tab/><text:span text:style-name="T13">dni_cliente VARCHAR(9) NOT NULL,</text:span></text:p>
      <text:p text:style-name="P14"><text:tab/>FOREIGN KEY (<text:span text:style-name="T12">cod_espectaculo</text:span>) REFERENCES <text:span text:style-name="T12">espectaculo</text:span>(<text:span text:style-name="T12">cod_espectaculo</text:span>),</text:p>
      <text:p text:style-name="P14"><text:tab/>FOREIGN KEY (<text:span text:style-name="T13">fila</text:span>) REFERENCES <text:span text:style-name="T13">asientos</text:span>(<text:span text:style-name="T13">fila</text:span>),</text:p>
      <text:p text:style-name="P14"><text:tab/>FOREIGN KEY (<text:span text:style-name="T13">numero</text:span>) REFERENCES <text:span text:style-name="T13">asientos</text:span>(<text:span text:style-name="T13">numero</text:span>),</text:p>
      <text:p text:style-name="P14"><text:tab/>FOREIGN KEY (<text:span text:style-name="T13">dni_cliente</text:span>) REFERENCES <text:span text:style-name="T13">espectadores</text:span>(<text:span text:style-name="T13">dni_cliente</text:span>)</text:p>
      <text:p text:style-name="P14">);</text:p>
      <text:p text:style-name="P14"/>
      <text:p text:style-name="P14">CREATE TABLE <text:span text:style-name="T13">espectadores</text:span><text:span text:style-name="T12"> </text:span>(</text:p>
      <text:p text:style-name="P14"><text:tab/><text:span text:style-name="T13">dni_cliente</text:span> <text:span text:style-name="T6">VAR</text:span>CHAR(<text:span text:style-name="T13">9</text:span>) PRIMARY KEY,</text:p>
      <text:p text:style-name="P15"><text:tab/><text:span text:style-name="T6">nombre</text:span> <text:span text:style-name="T6">VAR</text:span>CHAR(50) <text:span text:style-name="T6">NOT NULL</text:span>,</text:p>
      <text:p text:style-name="P15"><text:tab/><text:span text:style-name="T10">direccion</text:span> <text:span text:style-name="T6">VAR</text:span>CHAR(100) <text:span text:style-name="T6">NOT NULL</text:span>,</text:p>
      <text:p text:style-name="P14"><text:span text:style-name="T13"><text:tab/></text:span><text:span text:style-name="T10">telefono</text:span><text:span text:style-name="T13"> </text:span><text:span text:style-name="T6">VAR</text:span><text:span text:style-name="T13">CHAR(</text:span><text:span text:style-name="T10">9</text:span><text:span text:style-name="T13">) </text:span><text:span text:style-name="T6">NOT NULL</text:span><text:span text:style-name="T13">,</text:span></text:p>
      <text:p text:style-name="P14"><text:tab/><text:span text:style-name="T13">ciudad VARCHAR(50) NOT NULL,</text:span></text:p>
      <text:p text:style-name="P14"><text:tab/><text:span text:style-name="T13">ntarjeta INT NOT NULL,</text:span></text:p>
      <text:p text:style-name="P14">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style:text-underline-style="solid" style:text-underline-width="auto" style:text-underline-color="font-color" officeooo:rsid="00242bfc" officeooo:paragraph-rsid="00242bf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47d969"/>
    </style:style>
    <style:style style:name="MT2" style:family="text">
      <style:text-properties style:font-name="Times New Roman" officeooo:rsid="00242bfc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ases de datos</text:span><text:tab/><text:tab/>Pablo Muiño Rodríguez</text:p>
      </style:header>
      <style:footer>
        <text:p text:style-name="MP2"><text:bookmark-start text:name="PageNumWizard_FOOTER_Estilo de página predeterminado1"/><text:page-number text:select-page="current">3</text:page-number><text:s/>/ <text:page-count>3</text:page-count><text:bookmark-end text:name="PageNumWizard_FOOTER_Estilo de página predeterminado1"/></text:p>
      </style:footer>
      <style:footer-left>
        <text:p text:style-name="MP3"><text:tab/><text:tab/><text:span text:style-name="MT2">Página </text:span><text:span text:style-name="MT3"><text:page-number text:select-page="current">2</text:page-number></text:span><text:bookmark-start text:name="PageNumWizard_FOOTER_Estilo de página predeterminado2"/><text:span text:style-name="MT3"><text:s/>/ </text:span><text:span text:style-name="MT3"><text:page-count>3</text:page-count></text:span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08:50:35.130000000</meta:creation-date>
    <dc:date>2024-01-19T19:15:56.702000000</dc:date>
    <meta:editing-duration>PT4H38M9S</meta:editing-duration>
    <meta:editing-cycles>33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117" meta:word-count="438" meta:character-count="3702" meta:non-whitespace-character-count="3008"/>
  </office:meta>
</office:document-meta>
</file>